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2000001F43BD51E3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.5pt" style:font-size-asian="11.5pt" style:font-size-complex="11.5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.5pt" style:font-size-asian="11.5pt" style:font-size-complex="11.5pt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" fo:font-size="11.5pt" style:font-size-asian="11.5pt" style:font-size-complex="11.5pt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size="11pt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fo:font-size="11.5pt" style:font-size-asian="11.5pt" style:font-size-complex="11.5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1.5pt" officeooo:paragraph-rsid="0003b532" style:font-size-asian="11.5pt" style:font-size-complex="11.5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1.5pt" officeooo:paragraph-rsid="00083982" style:font-size-asian="11.5pt" style:font-size-complex="11.5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.5pt" fo:font-style="italic" style:font-size-asian="11.5pt" style:font-style-asian="italic" style:font-size-complex="11.5pt" style:font-style-complex="italic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1pt" officeooo:paragraph-rsid="00083982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1pt" officeooo:paragraph-rsid="0009810b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1pt" officeooo:rsid="000b2727" officeooo:paragraph-rsid="000b2727" style:font-size-asian="11pt" style:font-size-complex="11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fo:font-size="11pt" officeooo:rsid="000bd892" officeooo:paragraph-rsid="000bd892" style:font-size-asian="11pt" style:font-size-complex="11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1pt" officeooo:rsid="000f49aa" officeooo:paragraph-rsid="000f49aa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1pt" officeooo:rsid="00118abe" officeooo:paragraph-rsid="00118abe" style:font-size-asian="11pt" style:font-size-complex="11pt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.5pt" officeooo:paragraph-rsid="0003b532" style:font-size-asian="11.5pt" style:font-size-complex="11.5pt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.5pt" officeooo:paragraph-rsid="00083982" style:font-size-asian="11.5pt" style:font-size-complex="11.5pt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pt" officeooo:paragraph-rsid="00083982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3943b"/>
    </style:style>
    <style:style style:name="T3" style:family="text">
      <style:text-properties style:font-name="Standard Symbols L"/>
    </style:style>
    <style:style style:name="T4" style:family="text">
      <style:text-properties style:font-name="Liberation Serif1"/>
    </style:style>
    <style:style style:name="T5" style:family="text">
      <style:text-properties officeooo:rsid="0003943b"/>
    </style:style>
    <style:style style:name="T6" style:family="text">
      <style:text-properties officeooo:rsid="0006f08b"/>
    </style:style>
    <style:style style:name="T7" style:family="text">
      <style:text-properties officeooo:rsid="000d87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z - Week 6: Fluids</text:p>
      <text:p text:style-name="P9">*<text:span text:style-name="T5">NOTE: To simplify calculations, you may use g = 10 m/s</text:span><text:span text:style-name="T2">2</text:span><text:span text:style-name="T5"> unless otherwise stated. <text:s/></text:span></text:p>
      <text:p text:style-name="P9"/>
      <text:list xml:id="list3917507815976618778" text:style-name="L1">
        <text:list-item>
          <text:p text:style-name="P6">A log is floating in a river where it is 50% submerged. <text:s/>The log reaches the end of the river and enters the ocean. <text:s/>When the log enters the ocean, the level of the water, as measured from the bottom of the log will be-</text:p>
          <text:list>
            <text:list-item>
              <text:p text:style-name="P6">higher than in the river, because of the greater density of ocean water.</text:p>
            </text:list-item>
            <text:list-item>
              <text:p text:style-name="P6">higher than in the river, due to the higher atmospheric pressure at sea-level.</text:p>
            </text:list-item>
            <text:list-item>
              <text:p text:style-name="P6">lower than in the river, because ocean water contains a greater amount of dissolved minerals.</text:p>
            </text:list-item>
            <text:list-item>
              <text:p text:style-name="P6">lower than in the river, because ocean water has a greater temperature than river water.</text:p>
            </text:list-item>
            <text:list-item>
              <text:p text:style-name="P6">The same height as in the river, because the volume of the log does not change.</text:p>
            </text:list-item>
          </text:list>
        </text:list-item>
      </text:list>
      <text:p text:style-name="P3"/>
      <text:list xml:id="list73232551891849" text:continue-numbering="true" text:style-name="L1">
        <text:list-item>
          <text:p text:style-name="P7">An aneurysm is the widening of a blood vessel to an abnormally large size. <text:s/>Blood flows through a normal, horizontal blood vessel at a speed of 4 m/s, with a pressure of 15000 pascals. <text:s/>The density of blood is 1025 kg/m<text:span text:style-name="T1">3</text:span>. <text:s/>What is the pressure in a portion where the blood vessel has widened to 2 times its original size? <text:s/></text:p>
          <text:list>
            <text:list-item>
              <text:p text:style-name="P7">57125 Pa</text:p>
            </text:list-item>
            <text:list-item>
              <text:p text:style-name="P7">21150 Pa</text:p>
            </text:list-item>
            <text:list-item>
              <text:p text:style-name="P7">15000 Pa</text:p>
            </text:list-item>
            <text:list-item>
              <text:p text:style-name="P7">6150 Pa</text:p>
            </text:list-item>
            <text:list-item>
              <text:p text:style-name="P7">2 Pa</text:p>
            </text:list-item>
          </text:list>
        </text:list-item>
      </text:list>
      <text:p text:style-name="P3"/>
      <text:list xml:id="list73231812542466" text:continue-numbering="true" text:style-name="L1">
        <text:list-item>
          <text:p text:style-name="P7">A jellyfish is neutrally buoyant <text:span text:style-name="T6">(it neither sinks nor floats)</text:span> in seawater (<text:span text:style-name="T3">r</text:span> = 1020 kg/m<text:span text:style-name="T1">3</text:span>). <text:s/>The mass of the jellyfish is 10.2 kg. <text:s/>What is its volume?</text:p>
          <text:list>
            <text:list-item>
              <text:p text:style-name="P7">1 x 10<text:span text:style-name="T1">3</text:span> m<text:span text:style-name="T1">3</text:span></text:p>
            </text:list-item>
            <text:list-item>
              <text:p text:style-name="P7">1 x 10<text:span text:style-name="T1">2</text:span> m<text:span text:style-name="T1">3</text:span></text:p>
            </text:list-item>
            <text:list-item>
              <text:p text:style-name="P7">1 x 10<text:span text:style-name="T1">-2</text:span> m<text:span text:style-name="T1">3</text:span></text:p>
            </text:list-item>
            <text:list-item>
              <text:p text:style-name="P7">1 x 10<text:span text:style-name="T1">-3</text:span> m<text:span text:style-name="T1">3</text:span></text:p>
            </text:list-item>
            <text:list-item>
              <text:p text:style-name="P17">It cannot be determined without knowing the density of the jellyfish.</text:p>
            </text:list-item>
          </text:list>
        </text:list-item>
      </text:list>
      <text:p text:style-name="P3"/>
      <text:list xml:id="list73232540733836" text:continue-numbering="true" text:style-name="L1">
        <text:list-item>
          <text:p text:style-name="P8">Scientists believe that mars once had lakes that were very similar to lakes on earth. <text:s/>The gravity on Mars is approximately 3.7 m/s<text:span text:style-name="T1">2</text:span>. <text:s/>If a boat that is designed for use in Lake Michigan were placed in a lake on Mars, the boat would - </text:p>
          <text:list>
            <text:list-item>
              <text:p text:style-name="P8">float higher in the water than on Earth.</text:p>
            </text:list-item>
            <text:list-item>
              <text:p text:style-name="P8">float lower in the water than on Earth.</text:p>
            </text:list-item>
            <text:list-item>
              <text:p text:style-name="P8">float the same level as on Earth.</text:p>
            </text:list-item>
            <text:list-item>
              <text:p text:style-name="P8">sink due to no buoyant force existing on Mars.</text:p>
            </text:list-item>
            <text:list-item>
              <text:p text:style-name="P18">It is impossible to tell without knowing the atmospheric pressure of Mars.</text:p>
            </text:list-item>
          </text:list>
        </text:list-item>
      </text:list>
      <text:p text:style-name="P4"/>
      <text:list xml:id="list73231216457398" text:continue-numbering="true" text:style-name="L1">
        <text:list-item>
          <text:p text:style-name="P11">Water is flowing with a speed of 2 m/s in a square-shaped pipe, with each side measuring 0.1 m in length. <text:s/>It then flows into a triangular section of pipe where the water flows at a speed of 4 m/s. <text:s/>What is the cross-sectional area of the triangular pipe?</text:p>
          <text:list>
            <text:list-item>
              <text:p text:style-name="P11">2.5 x 10<text:span text:style-name="T1">-3</text:span> m<text:span text:style-name="T1">2</text:span></text:p>
            </text:list-item>
            <text:list-item>
              <text:p text:style-name="P11">5 x 10<text:span text:style-name="T1">-3</text:span> m<text:span text:style-name="T1">2</text:span></text:p>
            </text:list-item>
            <text:list-item>
              <text:p text:style-name="P19">1 x 10<text:span text:style-name="T1">-2</text:span> m<text:span text:style-name="T1">2</text:span></text:p>
            </text:list-item>
            <text:list-item>
              <text:p text:style-name="P11">2 x 10<text:span text:style-name="T1">-2</text:span> m<text:span text:style-name="T1">2</text:span></text:p>
            </text:list-item>
            <text:list-item>
              <text:p text:style-name="P11">5 x 10<text:span text:style-name="T1">-2</text:span> m<text:span text:style-name="T1">2</text:span></text:p>
            </text:list-item>
          </text:list>
        </text:list-item>
      </text:list>
      <text:p text:style-name="P1"><text:soft-page-break/></text:p>
      <text:p text:style-name="P1"/>
      <text:p text:style-name="P1"/>
      <text:list xml:id="list73232722336142" text:continue-numbering="true" text:style-name="L1">
        <text:list-item>
          <text:p text:style-name="P11">At the Tootsie Roll<text:span text:style-name="T4">®</text:span> factory, a machine squeezes fudge from a 1-meter radius tank through a nozzle into a 0.5 cm radius roll. <text:s/>If the tank is 3 meters deep, what is the length of the roll that is created?</text:p>
          <text:list>
            <text:list-item>
              <text:p text:style-name="P11">.6 m</text:p>
            </text:list-item>
            <text:list-item>
              <text:p text:style-name="P11">1 m</text:p>
            </text:list-item>
            <text:list-item>
              <text:p text:style-name="P11">3 m</text:p>
            </text:list-item>
            <text:list-item>
              <text:p text:style-name="P11">60 m</text:p>
            </text:list-item>
            <text:list-item>
              <text:p text:style-name="P19">6000 m</text:p>
            </text:list-item>
          </text:list>
        </text:list-item>
      </text:list>
      <text:p text:style-name="P5"/>
      <text:list xml:id="list73232710378382" text:continue-numbering="true" text:style-name="L1">
        <text:list-item>
          <text:p text:style-name="P12"><text:s/>A student holds two papers vertically from the top corner of each paper. <text:s/>The papers are separated by a distance of approximately 2 cm. <text:s/>The student then blows a stream of air between the papers. <text:s/>What happens?</text:p>
          <text:list>
            <text:list-item>
              <text:p text:style-name="P12">The papers move away from each other.</text:p>
            </text:list-item>
            <text:list-item>
              <text:p text:style-name="P12">The papers move toward each other.</text:p>
            </text:list-item>
            <text:list-item>
              <text:p text:style-name="P12">The papers stay in place.</text:p>
            </text:list-item>
            <text:list-item>
              <text:p text:style-name="P12">It is impossible to tell without knowing the temperature of the air.</text:p>
            </text:list-item>
            <text:list-item>
              <text:p text:style-name="P12">It is impossible to tell without knowing the velocity of the air stream.</text:p>
            </text:list-item>
          </text:list>
        </text:list-item>
      </text:list>
      <text:p text:style-name="P1"/>
      <text:list xml:id="list73232666790663" text:continue-numbering="true" text:style-name="L1">
        <text:list-item>
          <text:p text:style-name="P12">A piece of water-ice (<text:span text:style-name="T3">r</text:span> = 900 kg/m<text:span text:style-name="T1">3</text:span>)is dropped into a liquid. <text:s/>The ice will - </text:p>
          <text:list>
            <text:list-item>
              <text:p text:style-name="P12">Float, with 9% of the ice cube submerged.</text:p>
            </text:list-item>
            <text:list-item>
              <text:p text:style-name="P12">Float with 90% of the ice cube submerged.</text:p>
            </text:list-item>
            <text:list-item>
              <text:p text:style-name="P12">Be neutrally buoyant.</text:p>
            </text:list-item>
            <text:list-item>
              <text:p text:style-name="P12">Sink to the bottom of the container.</text:p>
            </text:list-item>
            <text:list-item>
              <text:p text:style-name="P10">It is impossible to tell without knowing the density of the liquid.</text:p>
            </text:list-item>
          </text:list>
        </text:list-item>
      </text:list>
      <text:p text:style-name="P1"/>
      <text:list xml:id="list73231676689806" text:continue-numbering="true" text:style-name="L1">
        <text:list-item>
          <text:p text:style-name="P13">The hydrostatic pressure on the Titanic is 4.5 x 10<text:span text:style-name="T1">7</text:span> Pa. <text:s/><text:span text:style-name="T7">What is the approximate depth the Titanic is below the surface of the ocean</text:span>? (To simplify calculations, you may assume the ocean contains pure water, not salt-water).</text:p>
          <text:list>
            <text:list-item>
              <text:p text:style-name="P14">45 meters</text:p>
            </text:list-item>
            <text:list-item>
              <text:p text:style-name="P14">450 meters</text:p>
            </text:list-item>
            <text:list-item>
              <text:p text:style-name="P14">4500 meters</text:p>
            </text:list-item>
            <text:list-item>
              <text:p text:style-name="P14">45000 meters</text:p>
            </text:list-item>
            <text:list-item>
              <text:p text:style-name="P15">It cannot be determined without knowing the volume of the ship.</text:p>
            </text:list-item>
          </text:list>
        </text:list-item>
      </text:list>
      <text:p text:style-name="P1"/>
      <text:list xml:id="list73232623912960" text:continue-numbering="true" text:style-name="L1">
        <text:list-item>
          <text:p text:style-name="P16">The hoover dam is 220m tall and 375 meters wide. <text:s/>The base of the dam is thicker than the top of the dam. This is because - </text:p>
          <text:list>
            <text:list-item>
              <text:p text:style-name="P16">The hydrostatic pressure is greater at the top of the dam.</text:p>
            </text:list-item>
            <text:list-item>
              <text:p text:style-name="P16">The hydrostatic pressure is greater at the bottom of the dam.</text:p>
            </text:list-item>
            <text:list-item>
              <text:p text:style-name="P16">The water is flowing faster at the top of the dam, reducing the pressure.</text:p>
            </text:list-item>
            <text:list-item>
              <text:p text:style-name="P16">The water is flowing faster at the top of the dam, increasing the pressure.</text:p>
            </text:list-item>
            <text:list-item>
              <text:p text:style-name="P16">The acceleration due to gravity is less at the top of the dam than at the bottom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3-02-20T06:53:00.000000307" text:fixed="true">02/20/13</text:date></text:p>
      </style:header>
      <style:footer>
        <text:p text:style-name="Footer">3rd Nine Weeks<text:tab/><text:page-number text:select-page="current">1</text:page-number>/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06:53:00</meta:creation-date>
    <meta:editing-duration>PT6H12M33S</meta:editing-duration>
    <meta:editing-cycles>174</meta:editing-cycles>
    <meta:generator>LibreOffice/4.1.3.2$Linux_X86_64 LibreOffice_project/410$Build-2</meta:generator>
    <meta:initial-creator>Jonas Williamson</meta:initial-creator>
    <dc:date>2013-11-20T07:32:30.810899434</dc:date>
    <dc:creator>Jonas Williamson</dc:creator>
    <meta:document-statistic meta:table-count="0" meta:image-count="1" meta:object-count="0" meta:page-count="2" meta:paragraph-count="64" meta:word-count="820" meta:character-count="4057" meta:non-whitespace-character-count="3320"/>
    <meta:user-defined meta:name="Info 1"/>
    <meta:user-defined meta:name="Info 2"/>
    <meta:user-defined meta:name="Info 3"/>
    <meta:user-defined meta:name="Info 4"/>
  </office:meta>
</office:document-meta>
</file>